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4.199cm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3.183cm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3.056cm"/>
    </style:style>
    <style:style style:name="gr4" style:family="graphic" style:parent-style-name="standard">
      <style:graphic-properties draw:textarea-horizontal-align="justify" draw:textarea-vertical-align="middle" draw:auto-grow-height="false" fo:min-height="1.909cm" fo:min-width="3.31cm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3.43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909cm" fo:min-width="3.9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weight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699cm" svg:height="2.413cm" svg:x="5.572cm" svg:y="7.985cm">
          <text:p text:style-name="P1"><text:span text:style-name="T1">My 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683cm" svg:height="2.159cm" svg:x="1cm" svg:y="12.049cm">
          <text:p text:style-name="P1"><text:span text:style-name="T1">Message</text:span></text:p>
          <text:p text:style-name="P1"><text:span text:style-name="T1">Windo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3.556cm" svg:height="2.159cm" svg:x="5.826cm" svg:y="12.049cm">
          <text:p text:style-name="P1"><text:span text:style-name="T2">Task</text:span></text:p>
          <text:p text:style-name="P1"><text:span text:style-name="T2">Window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3.81cm" svg:height="2.159cm" svg:x="10.144cm" svg:y="12.049cm">
          <text:p text:style-name="P1"><text:span text:style-name="T2">My Task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3.937cm" svg:height="2.032cm" svg:x="2.016cm" svg:y="17.51cm">
          <text:p text:style-name="P1"><text:span text:style-name="T2">Window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3.937cm" svg:height="2.032cm" svg:x="6.588cm" svg:y="16.24cm">
          <text:p text:style-name="P1"><text:span text:style-name="T2">Task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81cm" svg:height="2.159cm" svg:x="11.414cm" svg:y="16.113cm">
          <text:p text:style-name="P1"><text:span text:style-name="T2">My Dialog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3.556cm" svg:height="2.159cm" svg:x="16.444cm" svg:y="13.319cm">
          <text:p text:style-name="P1"><text:span text:style-name="T2">Database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3.319cm" svg:y1="18.272cm" svg:x2="3.984cm" svg:y2="19.542cm" draw:start-shape="id1" draw:start-glue-point="2" draw:end-shape="id2" draw:end-glue-point="2" svg:d="M13319 18272c0 2656-9335 2021-9335 1270" svg:viewBox="0 0 9336 1925">
          <text:p/>
        </draw:connector>
        <draw:connector draw:style-name="gr6" draw:text-style-name="P4" draw:layer="layout" draw:type="line" svg:x1="12.049cm" svg:y1="14.208cm" svg:x2="8.556cm" svg:y2="16.24cm" draw:start-shape="id3" draw:start-glue-point="2" draw:end-shape="id4" draw:end-glue-point="0" svg:d="M12049 14208l-3493 2032" svg:viewBox="0 0 3494 2033">
          <text:p/>
        </draw:connector>
        <draw:connector draw:style-name="gr6" draw:text-style-name="P4" draw:layer="layout" draw:type="line" svg:x1="7.921cm" svg:y1="10.398cm" svg:x2="2.841cm" svg:y2="12.049cm" draw:start-shape="id5" draw:start-glue-point="2" draw:end-shape="id6" draw:end-glue-point="0" svg:d="M7921 10398l-5080 1651" svg:viewBox="0 0 5081 1652">
          <text:p/>
        </draw:connector>
        <draw:connector draw:style-name="gr6" draw:text-style-name="P4" draw:layer="layout" draw:type="line" svg:x1="7.921cm" svg:y1="10.398cm" svg:x2="7.604cm" svg:y2="12.049cm" draw:start-shape="id5" draw:start-glue-point="2" draw:end-shape="id7" draw:end-glue-point="0" svg:d="M7921 10398l-317 1651" svg:viewBox="0 0 318 1652">
          <text:p/>
        </draw:connector>
        <draw:connector draw:style-name="gr6" draw:text-style-name="P4" draw:layer="layout" draw:type="line" svg:x1="7.921cm" svg:y1="10.398cm" svg:x2="12.049cm" svg:y2="12.049cm" draw:start-shape="id5" draw:start-glue-point="2" draw:end-shape="id3" draw:end-glue-point="0" svg:d="M7921 10398l4128 1651" svg:viewBox="0 0 4129 1652">
          <text:p/>
        </draw:connector>
        <draw:connector draw:style-name="gr6" draw:text-style-name="P4" draw:layer="layout" draw:type="line" svg:x1="12.049cm" svg:y1="14.208cm" svg:x2="13.319cm" svg:y2="16.113cm" draw:start-shape="id3" draw:start-glue-point="2" draw:end-shape="id1" svg:d="M12049 14208l1270 1905" svg:viewBox="0 0 1271 1906">
          <text:p/>
        </draw:connector>
        <draw:connector draw:style-name="gr6" draw:text-style-name="P4" draw:layer="layout" draw:type="line" svg:x1="7.604cm" svg:y1="14.208cm" svg:x2="8.556cm" svg:y2="16.24cm" draw:start-shape="id7" draw:start-glue-point="2" draw:end-shape="id4" svg:d="M7604 14208l952 2032" svg:viewBox="0 0 953 2033">
          <text:p/>
        </draw:connector>
        <draw:connector draw:style-name="gr6" draw:text-style-name="P4" draw:layer="layout" draw:type="line" svg:x1="7.604cm" svg:y1="14.208cm" svg:x2="3.984cm" svg:y2="17.51cm" draw:start-shape="id7" draw:start-glue-point="2" draw:end-shape="id2" draw:end-glue-point="0" svg:d="M7604 14208l-3620 3302" svg:viewBox="0 0 3621 3303">
          <text:p/>
        </draw:connector>
        <draw:connector draw:style-name="gr6" draw:text-style-name="P4" draw:layer="layout" draw:type="line" svg:x1="13.954cm" svg:y1="13.128cm" svg:x2="16.444cm" svg:y2="14.398cm" draw:start-shape="id3" draw:start-glue-point="1" draw:end-shape="id8" svg:d="M13954 13128l2490 1270" svg:viewBox="0 0 2491 1271">
          <text:p/>
        </draw:connector>
        <draw:connector draw:style-name="gr6" draw:text-style-name="P4" draw:layer="layout" draw:type="line" svg:x1="2.841cm" svg:y1="14.208cm" svg:x2="3.984cm" svg:y2="17.51cm" draw:start-shape="id6" draw:end-shape="id2" svg:d="M2841 14208l1143 3302" svg:viewBox="0 0 1144 3303">
          <text:p/>
        </draw:connector>
        <draw:custom-shape draw:style-name="gr7" draw:text-style-name="P3" xml:id="id9" draw:id="id9" draw:layer="layout" svg:width="4.445cm" svg:height="2.159cm" svg:x="14.208cm" svg:y="8.747cm">
          <text:p text:style-name="P1"><text:span text:style-name="T2">New Package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s" svg:x1="10.271cm" svg:y1="9.191cm" svg:x2="14.208cm" svg:y2="9.826cm" draw:start-shape="id5" draw:start-glue-point="1" draw:end-shape="id9" svg:d="M10271 9191h500l2935 635h502" svg:viewBox="0 0 3938 636">
          <text:p/>
        </draw:connector>
        <draw:connector draw:style-name="gr6" draw:text-style-name="P4" draw:layer="layout" draw:type="lines" draw:line-skew="0.121cm" svg:x1="13.319cm" svg:y1="16.113cm" svg:x2="16.43cm" svg:y2="10.906cm" draw:start-shape="id1" draw:start-glue-point="0" draw:end-shape="id9" draw:end-glue-point="2" svg:d="M13319 16113v-381l3111-4326v-500" svg:viewBox="0 0 3112 520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8T22:32:35.200852980</meta:creation-date>
    <dc:date>2017-11-28T23:45:48.861352008</dc:date>
    <meta:editing-duration>PT9M1S</meta:editing-duration>
    <meta:editing-cycles>4</meta:editing-cycles>
    <meta:generator>LibreOffice/5.2.5.1$Linux_X86_64 LibreOffice_project/0312e1a284a7d50ca85a365c316c7abbf20a4d22</meta:generator>
    <meta:document-statistic meta:object-count="21"/>
  </office:meta>
</office:document-meta>
</file>